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fbb3" officeooo:paragraph-rsid="0014fbb3"/>
    </style:style>
    <style:style style:name="P2" style:family="paragraph" style:parent-style-name="Standard">
      <style:text-properties officeooo:rsid="0014fbb3" officeooo:paragraph-rsid="00168796"/>
    </style:style>
    <style:style style:name="P3" style:family="paragraph" style:parent-style-name="Standard">
      <style:text-properties officeooo:rsid="0014fbb3" officeooo:paragraph-rsid="0014fbb3"/>
    </style:style>
    <style:style style:name="P4" style:family="paragraph" style:parent-style-name="Standard">
      <style:text-properties officeooo:rsid="00168796" officeooo:paragraph-rsid="00168796"/>
    </style:style>
    <style:style style:name="P5" style:family="paragraph" style:parent-style-name="Standard">
      <style:text-properties officeooo:rsid="00168796" officeooo:paragraph-rsid="00187078"/>
    </style:style>
    <style:style style:name="P6" style:family="paragraph" style:parent-style-name="Standard">
      <style:text-properties officeooo:rsid="00168796" officeooo:paragraph-rsid="00189064"/>
    </style:style>
    <style:style style:name="P7" style:family="paragraph" style:parent-style-name="Standard">
      <style:text-properties officeooo:rsid="00189064" officeooo:paragraph-rsid="00189064"/>
    </style:style>
    <style:style style:name="T1" style:family="text">
      <style:text-properties officeooo:rsid="00168796"/>
    </style:style>
    <style:style style:name="T2" style:family="text">
      <style:text-properties officeooo:rsid="00187078"/>
    </style:style>
    <style:style style:name="T3" style:family="text">
      <style:text-properties officeooo:rsid="001890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in fonctionality:</text:p>
      <text:p text:style-name="P1"/>
      <text:p text:style-name="P2"><text:tab/>1-tatik serie standard melouel hasb bac mteek whasb dars ali khtartou</text:p>
      <text:p text:style-name="P2"><text:s/></text:p>
      <text:p text:style-name="P2"><text:tab/>2-</text:p>
      <text:p text:style-name="P2"><text:tab/> Wala taatik serie w maaha el correction mteeha w tes2lek anehou el souel ali mamshesh <text:tab/>wala hasitou siib <text:span text:style-name="T1">wtetaamek maak </text:span><text:s/>w tgeneratilek serie hasb souel adheka</text:p>
      <text:p text:style-name="P2"/>
      <text:p text:style-name="P2"><text:tab/><text:span text:style-name="T1">ou: </text:span>/<text:span text:style-name="T1">*</text:span>tekhdem tsawrelha tsalahlek khedmtek twarik aghlatek, w teproposi alik ken theb <text:tab/>generilek serie okhra basé ala aghlatek .<text:span text:style-name="T1">*/</text:span></text:p>
      <text:p text:style-name="P1"><text:tab/></text:p>
      <text:p text:style-name="P1"/>
      <text:p text:style-name="P1"><text:tab/>3-thawel tefhem el profile ali tetaamel maah mathalan ken kaed yaamel f barsha aghlat <text:tab/>tsahalou shway fel exercicet bmaniere enou nes lkol mahma ken niveau mteeha tnajem takra <text:tab/>maana</text:p>
      <text:p text:style-name="P1"/>
      <text:p text:style-name="P4">APIs:</text:p>
      <text:p text:style-name="P4">1)LLAMA2</text:p>
      <text:p text:style-name="P4">2)</text:p>
      <text:p text:style-name="P4"/>
      <text:p text:style-name="P4">Features: </text:p>
      <text:p text:style-name="P4">1) user profile:</text:p>
      <text:p text:style-name="P4"><text:s/>nom, prenom, niveau (fesh yakra), les series ali atithomlou deja , niveau (kwey , dhiif) ,</text:p>
      <text:p text:style-name="P4"/>
      <text:p text:style-name="P4">analyse:</text:p>
      <text:p text:style-name="P4">generation mtaa seriet :</text:p>
      <text:p text:style-name="P6">-<text:span text:style-name="T3">fonction :</text:span>standard (niveau mta user,<text:span text:style-name="T3">partie de cour ,</text:span>)</text:p>
      <text:p text:style-name="P4">- fonction :generation (hasb lquestionet ali tlabhom)</text:p>
      <text:p text:style-name="P4"><text:tab/>sortie: exercice</text:p>
      <text:p text:style-name="P5"><text:tab/>entrée : theoreme, astuce, <text:span text:style-name="T2">difficulté , <text:s/></text:span>niveau mta user</text:p>
      <text:p text:style-name="P4">- <text:span text:style-name="T2">fonction : tfaser (3ayet el L</text:span><text:span text:style-name="T3">LM</text:span><text:span text:style-name="T2">)</text:span></text:p>
      <text:p text:style-name="P6">-<text:span text:style-name="T3">fonction :update( </text:span>niveau mta user<text:span text:style-name="T3">)</text:span></text:p>
      <text:p text:style-name="P7"/>
      <text:p text:style-name="P7"/>
      <text:p text:style-name="P7">les pages:</text:p>
      <text:p text:style-name="P7"><text:tab/>-login :</text:p>
      <text:p text:style-name="P7"/>
      <text:p text:style-name="P7"><text:tab/>-profil:</text:p>
      <text:p text:style-name="P7"><text:tab/>-selection : user besh yekhtar dars, difficulté </text:p>
      <text:p text:style-name="P7"><text:tab/>-</text:p>
      <text:p text:style-name="P7"/>
      <text:p text:style-name="P7">conception BD:</text:p>
      <text:p text:style-name="P7"/>
      <text:p text:style-name="P4">kol exercice caractérisé par:</text:p>
      <text:p text:style-name="P4"><text:tab/>- cour : Partie de cour</text:p>
      <text:p text:style-name="P4"><text:s/><text:tab/>- <text:s/>niveau mta user : → kadeh men question sib w kadesh men sehel</text:p>
      <text:p text:style-name="P4"><text:tab/>- Les questions : kol question andha theoreme wala astuce :</text:p>
      <text:p text:style-name="P4"><text:tab/><text:tab/>- Difficulté : entier :</text:p>
      <text:p text:style-name="P4"><text:tab/><text:tab/>- text</text:p>
      <text:p text:style-name="P4"/>
      <text:p text:style-name="P4"/>
      <text:p text:style-name="P4"><text:tab/></text:p>
      <text:p text:style-name="P4"><text:soft-page-break/></text:p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onctionality najmou nzidohom maa lwakt :</text:p>
      <text:p text:style-name="P1"><text:tab/>tsawarlha serie wheya taatyk el correction , wala taateha serie w khedmtek wheya tkoli <text:tab/>shneya shyh weshneya lghalet maa khedmtek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8T18:35:38.921000000</meta:creation-date>
    <dc:date>2023-12-21T22:29:51.088000000</dc:date>
    <meta:editing-duration>PT4H52M31S</meta:editing-duration>
    <meta:editing-cycles>4</meta:editing-cycles>
    <meta:generator>LibreOffice/7.4.5.1$Windows_X86_64 LibreOffice_project/9c0871452b3918c1019dde9bfac75448afc4b57f</meta:generator>
    <meta:document-statistic meta:table-count="0" meta:image-count="0" meta:object-count="0" meta:page-count="2" meta:paragraph-count="37" meta:word-count="237" meta:character-count="1461" meta:non-whitespace-character-count="1222"/>
  </office:meta>
</office:document-meta>
</file>